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c6ab6" officeooo:paragraph-rsid="000c6ab6"/>
    </style:style>
    <style:style style:name="P2" style:family="paragraph" style:parent-style-name="Text_20_body">
      <style:text-properties officeooo:rsid="000d02d3" officeooo:paragraph-rsid="000d02d3"/>
    </style:style>
    <style:style style:name="P3" style:family="paragraph" style:parent-style-name="Title">
      <style:text-properties officeooo:rsid="000c6ab6" officeooo:paragraph-rsid="000c6a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a ville dans tous ses états</text:p>
      <text:p text:style-name="P1"/>
      <text:p text:style-name="P1"/>
      <text:p text:style-name="P1">Abstract….</text:p>
      <text:p text:style-name="P1"/>
      <text:p text:style-name="P1">à sauvegarder dans ~/tipe/MCOT/mcot.odt</text:p>
      <text:p text:style-name="P1"/>
      <text:p text:style-name="P2">Bibliographie :</text:p>
      <text:p text:style-name="P2"/>
      <text:p text:style-name="P2">1) Tintin sur la lune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6:21:41.760548654</meta:creation-date>
    <dc:date>2022-09-29T16:38:58.517708539</dc:date>
    <meta:editing-duration>PT17M16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5" meta:word-count="18" meta:character-count="113" meta:non-whitespace-character-count="100"/>
  </office:meta>
</office:document-meta>
</file>